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600000019801112E9.png" manifest:media-type="image/png"/>
  <manifest:file-entry manifest:full-path="Pictures/10000000000000B70000001A794D8541.png" manifest:media-type="image/png"/>
  <manifest:file-entry manifest:full-path="Pictures/100000000000039E00000158F0963F13.png" manifest:media-type="image/png"/>
  <manifest:file-entry manifest:full-path="Pictures/10000000000000FE0000001F6A73E69E.png" manifest:media-type="image/png"/>
  <manifest:file-entry manifest:full-path="Pictures/10000000000001370000001CB935D1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01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8" text:anchor-type="char" svg:width="17cm" svg:height="6.315cm" draw:z-index="4"><draw:image xlink:href="Pictures/100000000000039E00000158F0963F13.png" xlink:type="simple" xlink:show="embed" xlink:actuate="onLoad" draw:mime-type="image/png"/></draw:frame></text:p>
      <text:p text:style-name="P1"/>
      <text:p text:style-name="P1"><draw:frame draw:style-name="fr2" draw:name="Изображение4" text:anchor-type="char" svg:width="4.842cm" svg:height="0.688cm" draw:z-index="0"><draw:image xlink:href="Pictures/10000000000000B70000001A794D8541.png" xlink:type="simple" xlink:show="embed" xlink:actuate="onLoad" draw:mime-type="image/png"/></draw:frame></text:p>
      <text:p text:style-name="P1"/>
      <text:p text:style-name="P1"><draw:frame draw:style-name="fr2" draw:name="Изображение5" text:anchor-type="char" svg:width="4.815cm" svg:height="0.661cm" draw:z-index="1"><draw:image xlink:href="Pictures/10000000000000B600000019801112E9.png" xlink:type="simple" xlink:show="embed" xlink:actuate="onLoad" draw:mime-type="image/png"/></draw:frame></text:p>
      <text:p text:style-name="P1"/>
      <text:p text:style-name="P1"><draw:frame draw:style-name="fr2" draw:name="Изображение6" text:anchor-type="char" svg:width="6.72cm" svg:height="0.82cm" draw:z-index="2"><draw:image xlink:href="Pictures/10000000000000FE0000001F6A73E69E.png" xlink:type="simple" xlink:show="embed" xlink:actuate="onLoad" draw:mime-type="image/png"/></draw:frame></text:p>
      <text:p text:style-name="P1"/>
      <text:p text:style-name="P1"><draw:frame draw:style-name="fr2" draw:name="Изображение7" text:anchor-type="char" svg:width="8.229cm" svg:height="0.741cm" draw:z-index="3"><draw:image xlink:href="Pictures/10000000000001370000001CB935D197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14:04:16.038000000</meta:creation-date>
    <dc:date>2025-01-14T14:27:23.652000000</dc:date>
    <meta:editing-duration>PT2M32S</meta:editing-duration>
    <meta:editing-cycles>2</meta:editing-cycles>
    <meta:generator>LibreOffice/24.8.3.2$Windows_X86_64 LibreOffice_project/48a6bac9e7e268aeb4c3483fcf825c94556d9f9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